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3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7.540625cm"/>
    </style:style>
    <style:style style:name="co3" style:family="table-column">
      <style:table-column-properties fo:break-before="auto" style:column-width="10.1335416666667cm"/>
    </style:style>
    <style:style style:name="co4"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171.6pt" style:use-optimal-row-height="false" fo:break-before="auto"/>
    </style:style>
    <style:style style:name="ro3" style:family="table-row">
      <style:table-row-properties style:row-height="242.25pt" style:use-optimal-row-height="false" fo:break-before="auto"/>
    </style:style>
    <style:style style:name="ro4" style:family="table-row">
      <style:table-row-properties style:row-height="366.4pt" style:use-optimal-row-height="false" fo:break-before="auto"/>
    </style:style>
    <style:style style:name="ro5" style:family="table-row">
      <style:table-row-properties style:row-height="195.75pt" style:use-optimal-row-height="false" fo:break-before="auto"/>
    </style:style>
    <style:style style:name="ro6" style:family="table-row">
      <style:table-row-properties style:row-height="399.75pt" style:use-optimal-row-height="false" fo:break-before="auto"/>
    </style:style>
    <style:style style:name="ro7" style:family="table-row">
      <style:table-row-properties style:row-height="327pt" style:use-optimal-row-height="false" fo:break-before="auto"/>
    </style:style>
    <style:style style:name="ro8" style:family="table-row">
      <style:table-row-properties style:row-height="342pt" style:use-optimal-row-height="true" fo:break-before="auto"/>
    </style:style>
    <style:style style:name="ro9" style:family="table-row">
      <style:table-row-properties style:row-height="185.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number-columns-repeated="16377" table:default-cell-style-name="ce1"/>
        <table:table-row table:style-name="ro1">
          <table:table-cell office:value-type="string" table:style-name="ce1">
            <text:p>tes id</text:p>
          </table:table-cell>
          <table:table-cell office:value-type="string" table:style-name="ce2">
            <text:p>beschreibung</text:p>
          </table:table-cell>
          <table:table-cell office:value-type="string" table:style-name="ce2">
            <text:p>Erwartung</text:p>
          </table:table-cell>
          <table:table-cell office:value-type="string" table:style-name="ce1">
            <text:p>req</text:p>
          </table:table-cell>
          <table:table-cell office:value-type="string" table:style-name="ce1">
            <text:p>usecase</text:p>
          </table:table-cell>
          <table:table-cell table:number-columns-repeated="16379"/>
        </table:table-row>
        <table:table-row table:style-name="ro2">
          <table:table-cell office:value-type="string" table:style-name="ce1">
            <text:p>TG00</text:p>
          </table:table-cell>
          <table:table-cell office:value-type="string" table:style-name="ce2">
            <text:p>Hardware-check</text:p>
          </table:table-cell>
          <table:table-cell office:value-type="string" table:style-name="ce2">
            <text:p>Es gibt 2 hintereinander gestellte, richtig angeschlossene</text:p>
            <text:p>und funktionsfähigeFörderbänder, die drauf zu legenden</text:p>
            <text:p>Gegenstände sind nurdie definierten Pucks.</text:p>
            <text:p>Beide Förderbänder besitzen jweils eine Ampelanlage.</text:p>
          </table:table-cell>
          <table:table-cell office:value-type="string" table:style-name="ce2">
            <text:p>FR-001</text:p>
            <text:p>FR-002</text:p>
            <text:p>FR-016</text:p>
            <text:p>FR-019.1</text:p>
            <text:p>FR-024.1</text:p>
            <text:p>FR-024.2</text:p>
            <text:p>FR-027</text:p>
            <text:p>FR-028</text:p>
            <text:p>FR-029.1</text:p>
            <text:p>FR-030.1</text:p>
            <text:p>FR-030.2</text:p>
          </table:table-cell>
          <table:table-cell office:value-type="string" table:style-name="ce1">
            <text:p>-</text:p>
          </table:table-cell>
          <table:table-cell table:number-columns-repeated="16379"/>
        </table:table-row>
        <table:table-row table:style-name="ro3">
          <table:table-cell office:value-type="string" table:style-name="ce1">
            <text:p>TG01</text:p>
          </table:table-cell>
          <table:table-cell office:value-type="string" table:style-name="ce2">
            <text:p>Es wird ein zu kleiner puck auf Band 1 gelegt</text:p>
          </table:table-cell>
          <table:table-cell office:value-type="string" table:style-name="ce2">
            <text:p>Puck fährt in während er in der Höhenmessung ist langsam,</text:p>
            <text:p>Wird auf B1 auf rutsche aussortiert</text:p>
          </table:table-cell>
          <table:table-cell office:value-type="string" table:style-name="ce2">
            <text:p>FR-004</text:p>
            <text:p>FR-006.1</text:p>
            <text:p>Fr-006.2</text:p>
            <text:p>FR-014</text:p>
            <text:p>FR-019.5</text:p>
            <text:p>NFR-006.1</text:p>
          </table:table-cell>
          <table:table-cell office:value-type="string" table:style-name="ce1">
            <text:p>UC2</text:p>
          </table:table-cell>
          <table:table-cell table:number-columns-repeated="16379"/>
        </table:table-row>
        <table:table-row table:style-name="ro4">
          <table:table-cell office:value-type="string" table:style-name="ce1">
            <text:p>TG02</text:p>
          </table:table-cell>
          <table:table-cell office:value-type="string" table:style-name="ce2">
            <text:p>Metall, nicht Metall, Metall werden mit dem</text:p>
            <text:p><text:s/>Festgelegten Abstand von mindestens</text:p>
            <text:p>5 cm auf B1 gelegt. Wenn ein Puck das Ende</text:p>
            <text:p>von B2 erreicht wird dieses sofort entfernt.</text:p>
          </table:table-cell>
          <table:table-cell office:value-type="string" table:style-name="ce3">
            <text:p>Der erste Puck (Metall) fährt bis ans Ende von B2, gibt auf der Konsole die Daten (ID, Höhenmesswert von B1, Höhenmesswert von B2, Typ) aus und wartet.</text:p>
            <text:p>Die B2-Ampel blinkt orange bis dieser Puck entfernt wird.</text:p>
            <text:p>Der zweite Puck (nicht Metall) fährt bis ans Ende von B1 und wartet bis der Erste von B2 entfernt wird.</text:p>
            <text:p>Sobald der Erste Puk entfernt wurde fährt der Zweite ans Ende von B2 mit Ausgabe.</text:p>
            <text:p>Der dritte Puck verhält sich wie der Zweite, er hält am Ende von B1 und fährt bei B2 durch</text:p>
            <text:p>Sobald der Zweite Puck entfernt wurde. Während der <text:s/>gesamten Zeit leuchtet die Ampel auf B1 Grün.</text:p>
            <text:p>Wenn der dritte Puck auf B2 ist hält B1 an und auch wenn er von B2 entnommen wird fährt keines der beiden wieder los.</text:p>
          </table:table-cell>
          <table:table-cell office:value-type="string" table:style-name="ce2">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table:style-name="ce1">
            <text:p>UC1</text:p>
          </table:table-cell>
          <table:table-cell table:number-columns-repeated="16379"/>
        </table:table-row>
        <table:table-row table:style-name="ro5">
          <table:table-cell office:value-type="string" table:style-name="ce1">
            <text:p>TG03</text:p>
          </table:table-cell>
          <table:table-cell office:value-type="string" table:style-name="ce2">
            <text:p>Nicht Metall verkehrt herum auf B1. Ende B1 wird dieser gedreht und die Start-Taste betätigt</text:p>
          </table:table-cell>
          <table:table-cell office:value-type="string" table:style-name="ce2">
            <text:p>Der Puck fährt bis ans Ende von B1, hält an und B1-Ampel blinkt Orange.Erst nach betätigen der Start-Taste erlischt das orangene Blinken und der nicht metallische Puck fährt ans ende von B2.</text:p>
          </table:table-cell>
          <table:table-cell office:value-type="string" table:style-name="ce2">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table:style-name="ce1">
            <text:p>UC3</text:p>
          </table:table-cell>
          <table:table-cell table:number-columns-repeated="16379"/>
        </table:table-row>
        <table:table-row table:style-name="ro6">
          <table:table-cell office:value-type="string" table:style-name="ce1">
            <text:p>TG04</text:p>
          </table:table-cell>
          <table:table-cell office:value-type="string" table:style-name="ce2">
            <text:p>Metall,nicht Metall verkehrt herum werden im 5cm Abstand auf B1 gelegt. Der Puck wird entnommen sobald der zweite Puck am Ende von B1 steht. Der verkehrt herum liegende wird nicht gedreht und die Start-Taste auf B1 betätigt.</text:p>
          </table:table-cell>
          <table:table-cell office:value-type="string" table:style-name="ce2">
            <text:p>Metall Puck fährt bis ans Ende von B2. Der verkehrt herum drauf gelegte Puk hält an B1 und die B1-Ampel blinkt orange. Der Verkehrtherum liegende Puck fährt nicht los wenn der erste Puck entfernt wird. Der Puck fährt ohne nicht umgedreht weiter auf B2 und wird dort aussortiert.</text:p>
          </table:table-cell>
          <table:table-cell office:value-type="string" table:style-name="ce2">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table:number-columns-repeated="16380" table:style-name="ce1"/>
        </table:table-row>
        <table:table-row table:style-name="ro7">
          <table:table-cell office:value-type="string" table:style-name="ce1">
            <text:p>TG05</text:p>
          </table:table-cell>
          <table:table-cell office:value-type="string" table:style-name="ce2">
            <text:p>Nicht Metall, Nicht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8">
          <table:table-cell office:value-type="string" table:style-name="ce1">
            <text:p>TG06</text:p>
          </table:table-cell>
          <table:table-cell office:value-type="string" table:style-name="ce2">
            <text:p>Metall, Metall werden im festgelegten Abstand auf B1 gelegt. Die Pucks werden entnommen sobald die B2-Ampel Orange blinkt</text:p>
          </table:table-cell>
          <table:table-cell office:value-type="string" table:style-name="ce2">
            <text:p>Der erste Puck fährt bis ans Ende von B2. Der zweite puck fährt auf B2 sobald der erste entfernt wurde, jedoch nur bis zum Metallsensor und wird dann im wieder an den Anfang von B2 befördert. Dort hält er an und die B2-Ampel blinkt Orange. Bis dieser entfernt wird.</text:p>
          </table:table-cell>
          <table:table-cell office:value-type="string" table:style-name="ce2">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6380" table:style-name="ce1"/>
        </table:table-row>
        <table:table-row table:style-name="ro9">
          <table:table-cell office:value-type="string" table:style-name="ce1">
            <text:p>TF01</text:p>
          </table:table-cell>
          <table:table-cell office:value-type="string" table:style-name="ce2">
            <text:p>Nicht Metall wird verkehrt herum auf B1 gelegt und wird nicht umgedreht und auch nicht die Start-Taste betätigt um den Betrieb fort zu setzen. Sobald das Band in den Fehlerbetrieb wechselt, wird es quittiert, Puck entfernt und Start-Taste betätigt</text:p>
          </table:table-cell>
          <table:table-cell office:value-type="string" table:style-name="ce2">
            <text:p>Der Puck fährt bis ans ende von B1, hält an und B1-Ampel blinkt Orange. Nach ca 15 sekunden wechselt die Ampel in ein rotes Blinken. Sobald es quittiert wurde, wechselt das Blinken in ein Dauerleuchten. Wenn dann auch der Puck entfernt wurde und die Start-Taste betätigt, geht das Band wieder in den Betriebsberreit-Zustand und die Ampel leuchtet Grün.</text:p>
          </table:table-cell>
          <table:table-cell office:value-type="string" table:style-name="ce2">
            <text:p>FR-004</text:p>
            <text:p>FR-007.1</text:p>
            <text:p>FR-007.2</text:p>
            <text:p>FR-007.3</text:p>
            <text:p>FR-007.4</text:p>
            <text:p>FR-007.6</text:p>
            <text:p>FR-013</text:p>
            <text:p>FR-014</text:p>
            <text:p>FR-017</text:p>
            <text:p>FR-018.1</text:p>
            <text:p>FR-019.2</text:p>
            <text:p>FR-019.3</text:p>
            <text:p>FR-029.2</text:p>
          </table:table-cell>
          <table:table-cell table:number-columns-repeated="16380" table:style-name="ce1"/>
        </table:table-row>
        <table:table-row table:number-rows-repeated="7" table:style-name="ro1">
          <table:table-cell table:style-name="ce1"/>
          <table:table-cell table:number-columns-repeated="2" table:style-name="ce2"/>
          <table:table-cell table:number-columns-repeated="16381" table:style-name="ce1"/>
        </table:table-row>
        <table:table-row table:number-rows-repeated="9" table:style-name="ro1">
          <table:table-cell/>
          <table:table-cell table:number-columns-repeated="2" table:style-name="ce2"/>
          <table:table-cell table:number-columns-repeated="16381"/>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ate Zilla</meta:initial-creator>
    <dc:creator>Katja Kirstein</dc:creator>
    <meta:creation-date>2014-12-09T13:55:48Z</meta:creation-date>
    <dc:date>2014-12-10T14:50:49Z</dc:date>
    <meta:editing-cycles>2</meta:editing-cycles>
    <meta:editing-duration>PT0S</meta:editing-duration>
  </office:meta>
</office:document-meta>
</file>